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pu_frametime_ms_Train-World1" table:style-name="ta1">
        <table:shapes>
          <draw:frame draw:z-index="0" draw:style-name="gr1" draw:text-style-name="P1" svg:width="23.543cm" svg:height="17.026cm" svg:x="28.123cm" svg:y="1.116cm">
            <draw:object draw:notify-on-update-of-ranges="'summary_cpu_frametime_ms_Train-World1'.A1:'summary_cpu_frametime_ms_Train-World1'.A1 'summary_cpu_frametime_ms_Train-World1'.B1:'summary_cpu_frametime_ms_Train-World1'.G1 'summary_cpu_frametime_ms_Train-World1'.A2:'summary_cpu_frametime_ms_Train-World1'.A2 'summary_cpu_frametime_ms_Train-World1'.B2:'summary_cpu_frametime_ms_Train-World1'.G2 'summary_cpu_frametime_ms_Train-World1'.A3:'summary_cpu_frametime_ms_Train-World1'.A3 'summary_cpu_frametime_ms_Train-World1'.B3:'summary_cpu_frametime_ms_Train-World1'.G3 'summary_cpu_frametime_ms_Train-World1'.A4:'summary_cpu_frametime_ms_Train-World1'.A4 'summary_cpu_frametime_ms_Train-World1'.B4:'summary_cpu_frametime_ms_Train-World1'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323cm" svg:height="16.946cm" svg:x="3.878cm" svg:y="0.744cm">
            <draw:object draw:notify-on-update-of-ranges="'summary_cpu_frametime_ms_Train-World1'.A10:'summary_cpu_frametime_ms_Train-World1'.A10 'summary_cpu_frametime_ms_Train-World1'.B10:'summary_cpu_frametime_ms_Train-World1'.G10 'summary_cpu_frametime_ms_Train-World1'.A11:'summary_cpu_frametime_ms_Train-World1'.A11 'summary_cpu_frametime_ms_Train-World1'.B11:'summary_cpu_frametime_ms_Train-World1'.G11 'summary_cpu_frametime_ms_Train-World1'.A12:'summary_cpu_frametime_ms_Train-World1'.A12 'summary_cpu_frametime_ms_Train-World1'.B12:'summary_cpu_frametime_ms_Train-World1'.G12 'summary_cpu_frametime_ms_Train-World1'.A13:'summary_cpu_frametime_ms_Train-World1'.A13 'summary_cpu_frametime_ms_Train-World1'.B13:'summary_cpu_frametime_ms_Train-World1'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Train-World1</text:p>
          </table:table-cell>
          <table:table-cell office:value-type="string" calcext:value-type="string">
            <text:p>Train-Hell</text:p>
          </table:table-cell>
          <table:table-cell office:value-type="string" calcext:value-type="string">
            <text:p>Avatar-Museum-7</text:p>
          </table:table-cell>
          <table:table-cell office:value-type="string" calcext:value-type="string">
            <text:p>AVP_World</text:p>
          </table:table-cell>
          <table:table-cell office:value-type="string" calcext:value-type="string">
            <text:p>JustBClub3</text:p>
          </table:table-cell>
          <table:table-cell office:value-type="string" calcext:value-type="string">
            <text:p>TheGreatPug</text:p>
          </table:table-cell>
        </table:table-row>
        <table:table-row table:style-name="ro1">
          <table:table-cell office:value-type="string" calcext:value-type="string">
            <text:p>5800X3D-master</text:p>
          </table:table-cell>
          <table:table-cell office:value-type="float" office:value="7.32835872576177" calcext:value-type="float">
            <text:p>7,32835872576177</text:p>
          </table:table-cell>
          <table:table-cell office:value-type="float" office:value="23.5498744769874" calcext:value-type="float">
            <text:p>23,5498744769874</text:p>
          </table:table-cell>
          <table:table-cell office:value-type="float" office:value="8.95669291338583" calcext:value-type="float">
            <text:p>8,95669291338583</text:p>
          </table:table-cell>
          <table:table-cell office:value-type="float" office:value="1.64192417967506" calcext:value-type="float">
            <text:p>1,64192417967506</text:p>
          </table:table-cell>
          <table:table-cell office:value-type="float" office:value="18.008185840708" calcext:value-type="float">
            <text:p>18,008185840708</text:p>
          </table:table-cell>
          <table:table-cell office:value-type="float" office:value="14.3268859492313" calcext:value-type="float">
            <text:p>14,3268859492313</text:p>
          </table:table-cell>
        </table:table-row>
        <table:table-row table:style-name="ro1">
          <table:table-cell office:value-type="string" calcext:value-type="string">
            <text:p>5800X3D</text:p>
          </table:table-cell>
          <table:table-cell office:value-type="float" office:value="15.0814428509344" calcext:value-type="float">
            <text:p>15,0814428509344</text:p>
          </table:table-cell>
          <table:table-cell office:value-type="float" office:value="31.042927631579" calcext:value-type="float">
            <text:p>31,042927631579</text:p>
          </table:table-cell>
          <table:table-cell office:value-type="float" office:value="9.13800054481068" calcext:value-type="float">
            <text:p>9,13800054481068</text:p>
          </table:table-cell>
          <table:table-cell office:value-type="float" office:value="1.44275812619503" calcext:value-type="float">
            <text:p>1,44275812619503</text:p>
          </table:table-cell>
          <table:table-cell office:value-type="float" office:value="18.7240735068913" calcext:value-type="float">
            <text:p>18,7240735068913</text:p>
          </table:table-cell>
          <table:table-cell office:value-type="float" office:value="8.69037614368011" calcext:value-type="float">
            <text:p>8,69037614368011</text:p>
          </table:table-cell>
        </table:table-row>
        <table:table-row table:style-name="ro1">
          <table:table-cell office:value-type="string" calcext:value-type="string">
            <text:p>i9-11900KF</text:p>
          </table:table-cell>
          <table:table-cell office:value-type="float" office:value="14.4208927231808" calcext:value-type="float">
            <text:p>14,4208927231808</text:p>
          </table:table-cell>
          <table:table-cell office:value-type="float" office:value="28.6263029712616" calcext:value-type="float">
            <text:p>28,6263029712616</text:p>
          </table:table-cell>
          <table:table-cell office:value-type="float" office:value="14.2514191106906" calcext:value-type="float">
            <text:p>14,2514191106906</text:p>
          </table:table-cell>
          <table:table-cell office:value-type="float" office:value="2.38388888888889" calcext:value-type="float">
            <text:p>2,38388888888889</text:p>
          </table:table-cell>
          <table:table-cell office:value-type="float" office:value="23.9014138326328" calcext:value-type="float">
            <text:p>23,9014138326328</text:p>
          </table:table-cell>
          <table:table-cell office:value-type="float" office:value="22.1746791707799" calcext:value-type="float">
            <text:p>22,1746791707799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Train-World1</text:p>
          </table:table-cell>
          <table:table-cell office:value-type="string" calcext:value-type="string">
            <text:p>Train-Hell</text:p>
          </table:table-cell>
          <table:table-cell office:value-type="string" calcext:value-type="string">
            <text:p>Avatar-Museum-7</text:p>
          </table:table-cell>
          <table:table-cell office:value-type="string" calcext:value-type="string">
            <text:p>AVP_World</text:p>
          </table:table-cell>
          <table:table-cell office:value-type="string" calcext:value-type="string">
            <text:p>JustBClub3</text:p>
          </table:table-cell>
          <table:table-cell office:value-type="string" calcext:value-type="string">
            <text:p>TheGreatPug</text:p>
          </table:table-cell>
        </table:table-row>
        <table:table-row table:style-name="ro1">
          <table:table-cell office:value-type="string" calcext:value-type="string">
            <text:p>5800X3D-master</text:p>
          </table:table-cell>
          <table:table-cell table:formula="of:=1/([.B2]/1000)" office:value-type="float" office:value="136.456202189536" calcext:value-type="float">
            <text:p>136,456202189536</text:p>
          </table:table-cell>
          <table:table-cell table:formula="of:=1/([.C2]/1000)" office:value-type="float" office:value="42.4630713415133" calcext:value-type="float">
            <text:p>42,4630713415133</text:p>
          </table:table-cell>
          <table:table-cell table:formula="of:=1/([.D2]/1000)" office:value-type="float" office:value="111.648351648352" calcext:value-type="float">
            <text:p>111,648351648352</text:p>
          </table:table-cell>
          <table:table-cell table:formula="of:=1/([.E2]/1000)" office:value-type="float" office:value="609.041521148623" calcext:value-type="float">
            <text:p>609,041521148623</text:p>
          </table:table-cell>
          <table:table-cell table:formula="of:=1/([.F2]/1000)" office:value-type="float" office:value="55.530302099586" calcext:value-type="float">
            <text:p>55,530302099586</text:p>
          </table:table-cell>
          <table:table-cell table:formula="of:=1/([.G2]/1000)" office:value-type="float" office:value="69.7988385992319" calcext:value-type="float">
            <text:p>69,7988385992319</text:p>
          </table:table-cell>
        </table:table-row>
        <table:table-row table:style-name="ro1">
          <table:table-cell office:value-type="string" calcext:value-type="string">
            <text:p>5800X3D</text:p>
          </table:table-cell>
          <table:table-cell table:formula="of:=1/([.B3]/1000)" office:value-type="float" office:value="66.3066531421458" calcext:value-type="float">
            <text:p>66,3066531421458</text:p>
          </table:table-cell>
          <table:table-cell table:formula="of:=1/([.C3]/1000)" office:value-type="float" office:value="32.2134565356759" calcext:value-type="float">
            <text:p>32,2134565356759</text:p>
          </table:table-cell>
          <table:table-cell table:formula="of:=1/([.D3]/1000)" office:value-type="float" office:value="109.433129829247" calcext:value-type="float">
            <text:p>109,433129829247</text:p>
          </table:table-cell>
          <table:table-cell table:formula="of:=1/([.E3]/1000)" office:value-type="float" office:value="693.116872359811" calcext:value-type="float">
            <text:p>693,116872359811</text:p>
          </table:table-cell>
          <table:table-cell table:formula="of:=1/([.F3]/1000)" office:value-type="float" office:value="53.4071819164754" calcext:value-type="float">
            <text:p>53,4071819164754</text:p>
          </table:table-cell>
          <table:table-cell table:formula="of:=1/([.G3]/1000)" office:value-type="float" office:value="115.069817861363" calcext:value-type="float">
            <text:p>115,069817861363</text:p>
          </table:table-cell>
        </table:table-row>
        <table:table-row table:style-name="ro1">
          <table:table-cell office:value-type="string" calcext:value-type="string">
            <text:p>i9-11900KF</text:p>
          </table:table-cell>
          <table:table-cell table:formula="of:=1/([.B4]/1000)" office:value-type="float" office:value="69.3438346152146" calcext:value-type="float">
            <text:p>69,3438346152146</text:p>
          </table:table-cell>
          <table:table-cell table:formula="of:=1/([.C4]/1000)" office:value-type="float" office:value="34.9329077179095" calcext:value-type="float">
            <text:p>34,9329077179095</text:p>
          </table:table-cell>
          <table:table-cell table:formula="of:=1/([.D4]/1000)" office:value-type="float" office:value="70.168450750975" calcext:value-type="float">
            <text:p>70,168450750975</text:p>
          </table:table-cell>
          <table:table-cell table:formula="of:=1/([.E4]/1000)" office:value-type="float" office:value="419.482638079702" calcext:value-type="float">
            <text:p>419,482638079702</text:p>
          </table:table-cell>
          <table:table-cell table:formula="of:=1/([.F4]/1000)" office:value-type="float" office:value="41.8385291766587" calcext:value-type="float">
            <text:p>41,8385291766587</text:p>
          </table:table-cell>
          <table:table-cell table:formula="of:=1/([.G4]/1000)" office:value-type="float" office:value="45.0964810944244" calcext:value-type="float">
            <text:p>45,0964810944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6T22:04:12.679000000</dc:date>
    <meta:editing-duration>PT4M30S</meta:editing-duration>
    <meta:editing-cycles>1</meta:editing-cycles>
    <meta:document-statistic meta:table-count="1" meta:cell-count="54" meta:object-count="2"/>
    <meta:generator>LibreOffice/7.5.3.2$Windows_X86_64 LibreOffice_project/9f56dff12ba03b9acd7730a5a481eea045e468f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44cm" svg:height="17.027cm" xlink:href=".." xlink:type="simple" chart:class="chart:bar" chart:style-name="ch1">
        <chart:legend chart:legend-position="end" svg:x="20.223cm" svg:y="7.716cm" style:legend-expansion="high" chart:style-name="ch2"/>
        <chart:plot-area chart:style-name="ch3" table:cell-range-address="'summary_cpu_frametime_ms_Train-World1'.A1:'summary_cpu_frametime_ms_Train-World1'.G4" chart:data-source-has-labels="both" svg:x="1.481cm" svg:y="0.34cm" svg:width="18.272cm" svg:height="16.347cm">
          <chart:coordinate-region svg:x="2.102cm" svg:y="0.539cm" svg:width="17.651cm" svg:height="15.501cm"/>
          <chart:axis chart:dimension="x" chart:name="primary-x" chart:style-name="ch4" chartooo:axis-type="auto">
            <chartooo:date-scale/>
            <chart:categories table:cell-range-address="'summary_cpu_frametime_ms_Train-World1'.B1:'summary_cpu_frametime_ms_Train-World1'.G1"/>
          </chart:axis>
          <chart:axis chart:dimension="y" chart:name="primary-y" chart:style-name="ch5">
            <chart:title svg:x="0.451cm" svg:y="11.176cm" chart:style-name="ch6">
              <text:p>CPU Frametimes, ms, lower is better</text:p>
            </chart:title>
            <chart:grid chart:style-name="ch7" chart:class="major"/>
          </chart:axis>
          <chart:series chart:style-name="ch8" chart:values-cell-range-address="'summary_cpu_frametime_ms_Train-World1'.B2:'summary_cpu_frametime_ms_Train-World1'.G2" chart:label-cell-address="'summary_cpu_frametime_ms_Train-World1'.A2:'summary_cpu_frametime_ms_Train-World1'.A2" chart:class="chart:bar">
            <chart:data-point chart:repeated="6"/>
          </chart:series>
          <chart:series chart:style-name="ch9" chart:values-cell-range-address="'summary_cpu_frametime_ms_Train-World1'.B3:'summary_cpu_frametime_ms_Train-World1'.G3" chart:label-cell-address="'summary_cpu_frametime_ms_Train-World1'.A3:'summary_cpu_frametime_ms_Train-World1'.A3" chart:class="chart:bar">
            <chart:data-point chart:repeated="6"/>
          </chart:series>
          <chart:series chart:style-name="ch10" chart:values-cell-range-address="'summary_cpu_frametime_ms_Train-World1'.B4:'summary_cpu_frametime_ms_Train-World1'.G4" chart:label-cell-address="'summary_cpu_frametime_ms_Train-World1'.A4:'summary_cpu_frametime_ms_Train-World1'.A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-World1</text:p>
                <draw:g>
                  <svg:desc>'summary_cpu_frametime_ms_Train-World1'.B1:'summary_cpu_frametime_ms_Train-World1'.G1</svg:desc>
                </draw:g>
              </table:table-cell>
              <table:table-cell office:value-type="string">
                <text:p>Train-Hell</text:p>
              </table:table-cell>
              <table:table-cell office:value-type="string">
                <text:p>Avatar-Museum-7</text:p>
              </table:table-cell>
              <table:table-cell office:value-type="string">
                <text:p>AVP_World</text:p>
              </table:table-cell>
              <table:table-cell office:value-type="string">
                <text:p>JustBClub3</text:p>
              </table:table-cell>
              <table:table-cell office:value-type="string">
                <text:p>TheGreatPug</text:p>
              </table:table-cell>
            </table:table-row>
          </table:table-header-rows>
          <table:table-rows>
            <table:table-row>
              <table:table-cell office:value-type="string">
                <text:p>5800X3D-master</text:p>
                <draw:g>
                  <svg:desc>'summary_cpu_frametime_ms_Train-World1'.A2:'summary_cpu_frametime_ms_Train-World1'.A2</svg:desc>
                </draw:g>
              </table:table-cell>
              <table:table-cell office:value-type="float" office:value="7.32835872576177">
                <text:p>7.32835872576177</text:p>
                <draw:g>
                  <svg:desc>'summary_cpu_frametime_ms_Train-World1'.B2:'summary_cpu_frametime_ms_Train-World1'.G2</svg:desc>
                </draw:g>
              </table:table-cell>
              <table:table-cell office:value-type="float" office:value="23.5498744769874">
                <text:p>23.5498744769874</text:p>
              </table:table-cell>
              <table:table-cell office:value-type="float" office:value="8.95669291338583">
                <text:p>8.95669291338583</text:p>
              </table:table-cell>
              <table:table-cell office:value-type="float" office:value="1.64192417967506">
                <text:p>1.64192417967506</text:p>
              </table:table-cell>
              <table:table-cell office:value-type="float" office:value="18.008185840708">
                <text:p>18.008185840708</text:p>
              </table:table-cell>
              <table:table-cell office:value-type="float" office:value="14.3268859492313">
                <text:p>14.3268859492313</text:p>
              </table:table-cell>
            </table:table-row>
            <table:table-row>
              <table:table-cell office:value-type="string">
                <text:p>5800X3D</text:p>
                <draw:g>
                  <svg:desc>'summary_cpu_frametime_ms_Train-World1'.A3:'summary_cpu_frametime_ms_Train-World1'.A3</svg:desc>
                </draw:g>
              </table:table-cell>
              <table:table-cell office:value-type="float" office:value="15.0814428509344">
                <text:p>15.0814428509344</text:p>
                <draw:g>
                  <svg:desc>'summary_cpu_frametime_ms_Train-World1'.B3:'summary_cpu_frametime_ms_Train-World1'.G3</svg:desc>
                </draw:g>
              </table:table-cell>
              <table:table-cell office:value-type="float" office:value="31.042927631579">
                <text:p>31.042927631579</text:p>
              </table:table-cell>
              <table:table-cell office:value-type="float" office:value="9.13800054481068">
                <text:p>9.13800054481068</text:p>
              </table:table-cell>
              <table:table-cell office:value-type="float" office:value="1.44275812619503">
                <text:p>1.44275812619503</text:p>
              </table:table-cell>
              <table:table-cell office:value-type="float" office:value="18.7240735068913">
                <text:p>18.7240735068913</text:p>
              </table:table-cell>
              <table:table-cell office:value-type="float" office:value="8.69037614368011">
                <text:p>8.69037614368011</text:p>
              </table:table-cell>
            </table:table-row>
            <table:table-row>
              <table:table-cell office:value-type="string">
                <text:p>i9-11900KF</text:p>
                <draw:g>
                  <svg:desc>'summary_cpu_frametime_ms_Train-World1'.A4:'summary_cpu_frametime_ms_Train-World1'.A4</svg:desc>
                </draw:g>
              </table:table-cell>
              <table:table-cell office:value-type="float" office:value="14.4208927231808">
                <text:p>14.4208927231808</text:p>
                <draw:g>
                  <svg:desc>'summary_cpu_frametime_ms_Train-World1'.B4:'summary_cpu_frametime_ms_Train-World1'.G4</svg:desc>
                </draw:g>
              </table:table-cell>
              <table:table-cell office:value-type="float" office:value="28.6263029712616">
                <text:p>28.6263029712616</text:p>
              </table:table-cell>
              <table:table-cell office:value-type="float" office:value="14.2514191106906">
                <text:p>14.2514191106906</text:p>
              </table:table-cell>
              <table:table-cell office:value-type="float" office:value="2.38388888888889">
                <text:p>2.38388888888889</text:p>
              </table:table-cell>
              <table:table-cell office:value-type="float" office:value="23.9014138326328">
                <text:p>23.9014138326328</text:p>
              </table:table-cell>
              <table:table-cell office:value-type="float" office:value="22.1746791707799">
                <text:p>22.1746791707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24cm" svg:height="16.947cm" xlink:href=".." xlink:type="simple" chart:class="chart:bar" chart:style-name="ch1">
        <chart:legend chart:legend-position="end" svg:x="20.003cm" svg:y="7.676cm" style:legend-expansion="high" chart:style-name="ch2"/>
        <chart:plot-area chart:style-name="ch3" table:cell-range-address="'summary_cpu_frametime_ms_Train-World1'.A10:'summary_cpu_frametime_ms_Train-World1'.G13" chart:data-source-has-labels="both" svg:x="1.477cm" svg:y="0.338cm" svg:width="18.06cm" svg:height="16.271cm">
          <chart:coordinate-region svg:x="2.284cm" svg:y="0.537cm" svg:width="17.253cm" svg:height="15.425cm"/>
          <chart:axis chart:dimension="x" chart:name="primary-x" chart:style-name="ch4" chartooo:axis-type="auto">
            <chartooo:date-scale/>
            <chart:categories table:cell-range-address="'summary_cpu_frametime_ms_Train-World1'.B10:'summary_cpu_frametime_ms_Train-World1'.G10"/>
          </chart:axis>
          <chart:axis chart:dimension="y" chart:name="primary-y" chart:style-name="ch5">
            <chart:title svg:x="0.451cm" svg:y="10.369cm" chart:style-name="ch6">
              <text:p>CPU FPS, higher is better</text:p>
            </chart:title>
            <chart:grid chart:style-name="ch7" chart:class="major"/>
          </chart:axis>
          <chart:series chart:style-name="ch8" chart:values-cell-range-address="'summary_cpu_frametime_ms_Train-World1'.B11:'summary_cpu_frametime_ms_Train-World1'.G11" chart:label-cell-address="'summary_cpu_frametime_ms_Train-World1'.A11:'summary_cpu_frametime_ms_Train-World1'.A11" chart:class="chart:bar">
            <chart:data-point chart:repeated="6"/>
          </chart:series>
          <chart:series chart:style-name="ch9" chart:values-cell-range-address="'summary_cpu_frametime_ms_Train-World1'.B12:'summary_cpu_frametime_ms_Train-World1'.G12" chart:label-cell-address="'summary_cpu_frametime_ms_Train-World1'.A12:'summary_cpu_frametime_ms_Train-World1'.A12" chart:class="chart:bar">
            <chart:data-point chart:repeated="6"/>
          </chart:series>
          <chart:series chart:style-name="ch10" chart:values-cell-range-address="'summary_cpu_frametime_ms_Train-World1'.B13:'summary_cpu_frametime_ms_Train-World1'.G13" chart:label-cell-address="'summary_cpu_frametime_ms_Train-World1'.A13:'summary_cpu_frametime_ms_Train-World1'.A1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-World1</text:p>
                <draw:g>
                  <svg:desc>'summary_cpu_frametime_ms_Train-World1'.B10:'summary_cpu_frametime_ms_Train-World1'.G10</svg:desc>
                </draw:g>
              </table:table-cell>
              <table:table-cell office:value-type="string">
                <text:p>Train-Hell</text:p>
              </table:table-cell>
              <table:table-cell office:value-type="string">
                <text:p>Avatar-Museum-7</text:p>
              </table:table-cell>
              <table:table-cell office:value-type="string">
                <text:p>AVP_World</text:p>
              </table:table-cell>
              <table:table-cell office:value-type="string">
                <text:p>JustBClub3</text:p>
              </table:table-cell>
              <table:table-cell office:value-type="string">
                <text:p>TheGreatPug</text:p>
              </table:table-cell>
            </table:table-row>
          </table:table-header-rows>
          <table:table-rows>
            <table:table-row>
              <table:table-cell office:value-type="string">
                <text:p>5800X3D-master</text:p>
                <draw:g>
                  <svg:desc>'summary_cpu_frametime_ms_Train-World1'.A11:'summary_cpu_frametime_ms_Train-World1'.A11</svg:desc>
                </draw:g>
              </table:table-cell>
              <table:table-cell office:value-type="float" office:value="136.456202189536">
                <text:p>136.456202189536</text:p>
                <draw:g>
                  <svg:desc>'summary_cpu_frametime_ms_Train-World1'.B11:'summary_cpu_frametime_ms_Train-World1'.G11</svg:desc>
                </draw:g>
              </table:table-cell>
              <table:table-cell office:value-type="float" office:value="42.4630713415133">
                <text:p>42.4630713415133</text:p>
              </table:table-cell>
              <table:table-cell office:value-type="float" office:value="111.648351648352">
                <text:p>111.648351648352</text:p>
              </table:table-cell>
              <table:table-cell office:value-type="float" office:value="609.041521148623">
                <text:p>609.041521148623</text:p>
              </table:table-cell>
              <table:table-cell office:value-type="float" office:value="55.530302099586">
                <text:p>55.530302099586</text:p>
              </table:table-cell>
              <table:table-cell office:value-type="float" office:value="69.7988385992319">
                <text:p>69.7988385992319</text:p>
              </table:table-cell>
            </table:table-row>
            <table:table-row>
              <table:table-cell office:value-type="string">
                <text:p>5800X3D</text:p>
                <draw:g>
                  <svg:desc>'summary_cpu_frametime_ms_Train-World1'.A12:'summary_cpu_frametime_ms_Train-World1'.A12</svg:desc>
                </draw:g>
              </table:table-cell>
              <table:table-cell office:value-type="float" office:value="66.3066531421458">
                <text:p>66.3066531421458</text:p>
                <draw:g>
                  <svg:desc>'summary_cpu_frametime_ms_Train-World1'.B12:'summary_cpu_frametime_ms_Train-World1'.G12</svg:desc>
                </draw:g>
              </table:table-cell>
              <table:table-cell office:value-type="float" office:value="32.2134565356759">
                <text:p>32.2134565356759</text:p>
              </table:table-cell>
              <table:table-cell office:value-type="float" office:value="109.433129829247">
                <text:p>109.433129829247</text:p>
              </table:table-cell>
              <table:table-cell office:value-type="float" office:value="693.116872359811">
                <text:p>693.116872359811</text:p>
              </table:table-cell>
              <table:table-cell office:value-type="float" office:value="53.4071819164754">
                <text:p>53.4071819164754</text:p>
              </table:table-cell>
              <table:table-cell office:value-type="float" office:value="115.069817861363">
                <text:p>115.069817861363</text:p>
              </table:table-cell>
            </table:table-row>
            <table:table-row>
              <table:table-cell office:value-type="string">
                <text:p>i9-11900KF</text:p>
                <draw:g>
                  <svg:desc>'summary_cpu_frametime_ms_Train-World1'.A13:'summary_cpu_frametime_ms_Train-World1'.A13</svg:desc>
                </draw:g>
              </table:table-cell>
              <table:table-cell office:value-type="float" office:value="69.3438346152146">
                <text:p>69.3438346152146</text:p>
                <draw:g>
                  <svg:desc>'summary_cpu_frametime_ms_Train-World1'.B13:'summary_cpu_frametime_ms_Train-World1'.G13</svg:desc>
                </draw:g>
              </table:table-cell>
              <table:table-cell office:value-type="float" office:value="34.9329077179095">
                <text:p>34.9329077179095</text:p>
              </table:table-cell>
              <table:table-cell office:value-type="float" office:value="70.168450750975">
                <text:p>70.168450750975</text:p>
              </table:table-cell>
              <table:table-cell office:value-type="float" office:value="419.482638079702">
                <text:p>419.482638079702</text:p>
              </table:table-cell>
              <table:table-cell office:value-type="float" office:value="41.8385291766587">
                <text:p>41.8385291766587</text:p>
              </table:table-cell>
              <table:table-cell office:value-type="float" office:value="45.0964810944244">
                <text:p>45.0964810944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